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425f15" officeooo:paragraph-rsid="00425f15" fo:background-color="#ffffd7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29e899"/>
    </style:style>
    <style:style style:name="P5" style:family="paragraph" style:parent-style-name="Standard">
      <style:text-properties officeooo:paragraph-rsid="00430f1d"/>
    </style:style>
    <style:style style:name="T1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officeooo:rsid="00430f1d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3" style:family="text">
      <style:text-properties officeooo:rsid="00292c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3">start.sh</text:span></text:p>
      <text:p text:style-name="P1"/>
      <text:p text:style-name="P1"/>
      <text:p text:style-name="P3">docker run -it --name buildroot <text:s/>--privileged --rm buildroot</text:p>
      <text:p text:style-name="P4"><text:span text:style-name="Strong_20_Emphasis"><text:span text:style-name="T2">cd buildroot &amp;&amp; </text:span></text:span><text:span text:style-name="Strong_20_Emphasis"><text:span text:style-name="T1">make list-defconfigs</text:span></text:span></text:p>
      <text:p text:style-name="P5"><text:bookmark-start text:name="__DdeLink__15_36642410"/><text:span text:style-name="Strong_20_Emphasis"><text:span text:style-name="T1">make imx8mmpico_defconfig</text:span></text:span><text:bookmark-end text:name="__DdeLink__15_36642410"/></text:p>
      <text:p text:style-name="P5"><text:span text:style-name="Strong_20_Emphasis"><text:span text:style-name="T2">mak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22:00:42.172636105</dc:date>
    <meta:editing-duration>PT6H29M51S</meta:editing-duration>
    <meta:editing-cycles>59</meta:editing-cycles>
    <meta:document-statistic meta:table-count="0" meta:image-count="0" meta:object-count="0" meta:page-count="1" meta:paragraph-count="5" meta:word-count="20" meta:character-count="135" meta:non-whitespace-character-count="122"/>
  </office:meta>
</office:document-meta>
</file>